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b93ef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d16b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3b6f2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a6cca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9ce30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b6e38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cad93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780ff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6fb41c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rsid="02604064" officeooo:paragraph-rsid="0260fe61"/>
    </style:style>
    <style:style style:name="P27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28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29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266f8ee"/>
    </style:style>
    <style:style style:name="P30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04064"/>
    </style:style>
    <style:style style:name="P31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5c88d"/>
    </style:style>
    <style:style style:name="P32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6f8ee"/>
    </style:style>
    <style:style style:name="P33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997d0"/>
    </style:style>
    <style:style style:name="P34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eae20"/>
    </style:style>
    <style:style style:name="P35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eba7f"/>
    </style:style>
    <style:style style:name="P36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fo:font-variant="normal" fo:text-transform="none" fo:color="#212529" style:font-name="IBMPlexMono" fo:font-size="13.25pt" fo:letter-spacing="normal" fo:font-style="normal" fo:font-weight="normal" officeooo:rsid="02604064" officeooo:paragraph-rsid="02604064"/>
    </style:style>
    <style:style style:name="P37" style:family="paragraph" style:parent-style-name="Standard">
      <style:text-properties officeooo:rsid="007fc0b5" officeooo:paragraph-rsid="007fc0b5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25e8db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10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1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2" style:family="text">
      <style:text-properties fo:font-variant="normal" fo:text-transform="none" fo:color="#000000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000000" style:font-name="ui-monospace" fo:font-size="12.3000001907349pt" fo:letter-spacing="normal" fo:font-style="normal" fo:font-weight="normal" officeooo:rsid="0265c88d" fo:background-color="transparent" loext:char-shading-value="0" loext:padding="0in" loext:border="none"/>
    </style:style>
    <style:style style:name="T14" style:family="text">
      <style:text-properties fo:font-variant="normal" fo:text-transform="none" fo:color="#000000" style:font-name="ui-monospace" fo:font-size="12.3000001907349pt" fo:letter-spacing="normal" fo:font-style="normal" fo:font-weight="normal" officeooo:rsid="0266f8ee" fo:background-color="transparent" loext:char-shading-value="0" loext:padding="0in" loext:border="none"/>
    </style:style>
    <style:style style:name="T15" style:family="text">
      <style:text-properties fo:font-variant="normal" fo:text-transform="none" fo:color="#000000" style:font-name="ui-monospace" fo:font-size="12.3000001907349pt" fo:letter-spacing="normal" fo:font-style="normal" fo:font-weight="normal" officeooo:rsid="026997d0" fo:background-color="transparent" loext:char-shading-value="0" loext:padding="0in" loext:border="none"/>
    </style:style>
    <style:style style:name="T16" style:family="text">
      <style:text-properties fo:font-variant="normal" fo:text-transform="none" fo:color="#000000" style:font-name="ui-monospace" fo:font-size="12.3000001907349pt" fo:letter-spacing="normal" fo:font-style="normal" fo:font-weight="normal" officeooo:rsid="026cc082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17" style:family="text">
      <style:text-properties fo:font-variant="normal" fo:text-transform="none" fo:color="#000000" style:font-name="ui-monospace" fo:font-size="12.3000001907349pt" fo:letter-spacing="normal" fo:font-style="normal" fo:font-weight="normal" officeooo:rsid="026eae20" fo:background-color="transparent" loext:char-shading-value="0" loext:padding="0in" loext:border="none"/>
    </style:style>
    <style:style style:name="T18" style:family="text">
      <style:text-properties fo:font-variant="normal" fo:text-transform="none" fo:color="#000000" style:font-name="ui-monospace" fo:font-size="12.3000001907349pt" fo:letter-spacing="normal" fo:font-style="normal" fo:font-weight="normal" officeooo:rsid="026eba7f" fo:background-color="transparent" loext:char-shading-value="0" loext:padding="0in" loext:border="none"/>
    </style:style>
    <style:style style:name="T19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9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0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1" style:family="text">
      <style:text-properties fo:font-variant="normal" fo:text-transform="none" fo:color="#24292f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3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34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35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36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37" style:family="text">
      <style:text-properties fo:font-variant="normal" fo:text-transform="none" fo:color="#24292f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8" style:family="text">
      <style:text-properties fo:font-variant="normal" fo:text-transform="none" fo:color="#24292f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  <style:style style:name="T39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bb1" fo:background-color="transparent" loext:char-shading-value="0" loext:padding="0in" loext:border="none"/>
    </style:style>
    <style:style style:name="T40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e38" fo:background-color="transparent" loext:char-shading-value="0" loext:padding="0in" loext:border="none"/>
    </style:style>
    <style:style style:name="T41" style:family="text">
      <style:text-properties fo:font-variant="normal" fo:text-transform="none" fo:color="#24292f" style:font-name="ui-monospace" fo:font-size="12.3000001907349pt" fo:letter-spacing="normal" fo:font-style="normal" fo:font-weight="normal" officeooo:rsid="025cad93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27"><text:bookmark text:name="codecell0"/><text:span text:style-name="T4">conda create --name </text:span><text:span text:style-name="T6">venvMEDICAL</text:span><text:span text:style-name="T4"> </text:span><text:span text:style-name="T10">python</text:span><text:span text:style-name="T11">=</text:span><text:span text:style-name="T19">3</text:span><text:span text:style-name="T4">.</text:span><text:span text:style-name="T5">6</text:span><text:span text:style-name="T4"> -y</text:span></text:p>
      <text:p text:style-name="P6"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python exec.py --mode train --dataset_name your_dataset --exp_dir path/to/experiment/directory <text:s text:c="6"/></text:span></text:span></text:p>
      <text:p text:style-name="Standard"/>
      <text:p text:style-name="P37"/>
      <text:p text:style-name="P28"><text:span text:style-name="T4">conda create --name</text:span><text:span text:style-name="T6"> </text:span><text:span text:style-name="T7">RegRCNN</text:span><text:span text:style-name="T8">3</text:span><text:span text:style-name="T4"> </text:span><text:span text:style-name="T10">python</text:span><text:span text:style-name="T11">=</text:span><text:span text:style-name="T19">3</text:span><text:span text:style-name="T4">.</text:span><text:span text:style-name="T9">7</text:span><text:span text:style-name="T4"> -y</text:span></text:p>
      <text:p text:style-name="P36">conda activate RegRCNN3</text:p>
      <text:p text:style-name="P30"><text:span text:style-name="Source_20_Text"><text:span text:style-name="T12">python setup.py install</text:span></text:span></text:p>
      <text:p text:style-name="P31"><text:span text:style-name="Source_20_Text"><text:span text:style-name="T13">Then open Spyder and go to “Tools”&gt;&gt; “PYTHONPATH manager”</text:span></text:span></text:p>
      <text:p text:style-name="P31"><text:span text:style-name="Source_20_Text"><text:span text:style-name="T13"><text:tab/>- then add path to virtualenv, like: “/home/user/anaconda3/envs/RegRCNN3/bin”</text:span></text:span></text:p>
      <text:p text:style-name="P31"><text:span text:style-name="Source_20_Text"><text:span text:style-name="T13"><text:tab/>- also add in “Tools” &gt;&gt; “Preferences” &gt;&gt; “Use the following Python interpreter”</text:span></text:span></text:p>
      <text:p text:style-name="P31"><text:span text:style-name="Source_20_Text"><text:span text:style-name="T13"><text:tab/><text:tab/>“/home/user/anaconda3/envs/RegRCNN3/bin/python”</text:span></text:span></text:p>
      <text:p text:style-name="P31"><text:span text:style-name="Source_20_Text"><text:span text:style-name="T13"/></text:span></text:p>
      <text:p text:style-name="P32"><text:span text:style-name="Source_20_Text"><text:span text:style-name="T14">Then install specific spyder versions:</text:span></text:span></text:p>
      <text:p text:style-name="P29"><text:span text:style-name="Source_20_Text"><text:span text:style-name="T14"><text:tab/>conda install spyder==4.</text:span></text:span><text:span text:style-name="Source_20_Text"><text:span text:style-name="T16">2</text:span></text:span><text:span text:style-name="Source_20_Text"><text:span text:style-name="T14">.5</text:span></text:span></text:p>
      <text:p text:style-name="P32"><text:span text:style-name="Source_20_Text"><text:span text:style-name="T14">and pray it works</text:span></text:span></text:p>
      <text:p text:style-name="P33"><text:span text:style-name="Source_20_Text"><text:span text:style-name="T15">pip install tifffile natsort</text:span></text:span></text:p>
      <text:p text:style-name="P33"><text:span text:style-name="Source_20_Text"><text:span text:style-name="T15"/></text:span></text:p>
      <text:p text:style-name="P34"><text:span text:style-name="Source_20_Text"><text:span text:style-name="T17">pip install shapely==1.5.0</text:span></text:span></text:p>
      <text:p text:style-name="P35"><text:span text:style-name="Source_20_Text"><text:span text:style-name="T18">conda install geopandas (current version is 0.13.2)</text:span></text:span></text:p>
      <text:p text:style-name="P30"><text:span text:style-name="Source_20_Text"><text:span text:style-name="T12"/></text:span></text:p>
      <text:p text:style-name="P36"/>
      <text:p text:style-name="P26"><text:soft-page-break/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5"><text:span text:style-name="Source_20_Text"><text:span text:style-name="T20">python exec.py --mode train --dataset_name </text:span></text:span><text:span text:style-name="Source_20_Text"><text:span text:style-name="T22">toy</text:span></text:span><text:span text:style-name="Source_20_Text"><text:span text:style-name="T20"> --exp_dir '/media/user/FantomHD/Lightsheet data/RegRCNN_maskrcnn_testing/'</text:span></text:span></text:p>
      <text:p text:style-name="P3"><text:span text:style-name="Source_20_Text"><text:span text:style-name="T20"/></text:span></text:p>
      <text:p text:style-name="P11"><text:span text:style-name="Source_20_Text"><text:span text:style-name="T33">### To train oligo model</text:span></text:span></text:p>
      <text:p text:style-name="P12"><text:span text:style-name="Source_20_Text"><text:span text:style-name="T20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20"> --exp_dir '/media/user/FantomHD/Lightsheet data/Training_data_lightsheet/Training_blocks/Training_blocks_RegRCNN/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22"><text:span text:style-name="Source_20_Text"><text:span text:style-name="T40">### Train on device 0</text:span></text:span></text:p>
      <text:p text:style-name="P21"><text:span text:style-name="Source_20_Text"><text:span text:style-name="T35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35"> --exp_dir '/media/user/FantomHD/Lightsheet data/Training_data_lightsheet/Training_blocks/Training_blocks_RegRCNN_device</text:span></text:span><text:span text:style-name="Source_20_Text"><text:span text:style-name="T39">0</text:span></text:span><text:span text:style-name="Source_20_Text"><text:span text:style-name="T35">/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>### To view training progress</text:span></text:span></text:p>
      <text:p text:style-name="P19"><text:span text:style-name="Source_20_Text"><text:span text:style-name="T22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20"/></text:span></text:p>
      <text:p text:style-name="P23"><text:span text:style-name="Source_20_Text"><text:span text:style-name="T35">### To view training progress</text:span></text:span></text:p>
      <text:p text:style-name="P23"><text:span text:style-name="Source_20_Text"><text:span text:style-name="T22">tensorboard --logdir='/media/user/FantomHD/Lightsheet data/Training_data_lightsheet/Training_blocks/Training_blocks_RegRCNN_</text:span></text:span><text:span text:style-name="Source_20_Text"><text:span text:style-name="T41">device0</text:span></text:span><text:span text:style-name="Source_20_Text"><text:span text:style-name="T22">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6"><text:soft-page-break/><text:span text:style-name="Source_20_Text"><text:span text:style-name="T35">### To view training progress</text:span></text:span></text:p>
      <text:p text:style-name="P16"><text:span text:style-name="Source_20_Text"><text:span text:style-name="T22">tensorboard --logdir='/media/user/FantomHD/Lightsheet data/Training_data_lightsheet/Training_blocks/Training_blocks_RegRCNN/9) 3D_128x128x16_retinaUNet'</text:span></text:span></text:p>
      <text:p text:style-name="P16"><text:span text:style-name="Source_20_Text"><text:span text:style-name="T20"/></text:span></text:p>
      <text:p text:style-name="P17"><text:span text:style-name="Source_20_Text"><text:span text:style-name="T22">tensorboard --logdir='/media/user/FantomHD/Lightsheet data/Training_data_lightsheet/Training_blocks/Training_blocks_RegRCNN/22) 3D mrcnn post_nms_600_2000'</text:span></text:span></text:p>
      <text:p text:style-name="P3"><text:span text:style-name="Source_20_Text"><text:span text:style-name="T20"/></text:span></text:p>
      <text:p text:style-name="P18"><text:span text:style-name="Source_20_Text"><text:span text:style-name="T22">tensorboard --logdir='/media/user/FantomHD/Lightsheet data/Training_data_lightsheet/Training_blocks/Training_blocks_RegRCNN/62) SHEM_removed_new_rpn_class_loss_BEST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20"><text:span text:style-name="Source_20_Text"><text:span text:style-name="T22">tensorboard --logdir='/media/user/FantomHD/Lightsheet data/Training_data_lightsheet/Training_blocks/Training_blocks_RegRCNN/76) dil_group_norm_NEW_DATA_edges_wbc'</text:span></text:span></text:p>
      <text:p text:style-name="P3"><text:span text:style-name="Source_20_Text"><text:span text:style-name="T20"/></text:span></text:p>
      <text:p text:style-name="P24"><text:span text:style-name="Source_20_Text"><text:span text:style-name="T22">tensorboard --logdir='/media/user/FantomHD/Lightsheet data/Training_data_lightsheet/Training_blocks/Training_blocks_RegRCNN/72) dil_group_norm_det_nms_thresh_0_1'</text:span></text:span></text:p>
      <text:p text:style-name="P3"><text:span text:style-name="Source_20_Text"><text:span text:style-name="T20"/></text:span></text:p>
      <text:p text:style-name="P25"><text:span text:style-name="Source_20_Text"><text:span text:style-name="T22">tensorboard --logdir='/media/user/FantomHD/Lightsheet data/Training_data_lightsheet/Training_blocks/Training_blocks_RegRCNN/73) dil_group_norm_det_thresh_0_2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4"><text:span text:style-name="Source_20_Text"><text:span text:style-name="T33">### To train </text:span></text:span><text:span text:style-name="Source_20_Text"><text:span text:style-name="T29">CASPR</text:span></text:span><text:span text:style-name="Source_20_Text"><text:span text:style-name="T33"> model</text:span></text:span></text:p>
      <text:p text:style-name="P14"><text:span text:style-name="Source_20_Text"><text:span text:style-name="T20">python exec.py --mode train --dataset_name '</text:span></text:span><text:span text:style-name="Source_20_Text"><text:span text:style-name="T30">Caspr_data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/Caspr_training_RegRCNN'</text:span></text:span></text:p>
      <text:p text:style-name="P14"><text:span text:style-name="Source_20_Text"><text:span text:style-name="T35"/></text:span></text:p>
      <text:p text:style-name="P14"><text:soft-page-break/><text:span text:style-name="Source_20_Text"><text:span text:style-name="T35">### To view training progress</text:span></text:span></text:p>
      <text:p text:style-name="P14"><text:span text:style-name="Source_20_Text"><text:span text:style-name="T22">tensorboard --logdir='/media/user/FantomHD/710_invivo_imaging/Caspr_tdT_homozygous/Caspr_training/Caspr_training_RegRCNN/logs/tboard'</text:span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5"><text:span text:style-name="Source_20_Text"><text:span text:style-name="T33">### To train </text:span></text:span><text:span text:style-name="Source_20_Text"><text:span text:style-name="T29">CASPR_</text:span></text:span><text:span text:style-name="Source_20_Text"><text:span text:style-name="T31">CROP</text:span></text:span><text:span text:style-name="Source_20_Text"><text:span text:style-name="T33"> model</text:span></text:span></text:p>
      <text:p text:style-name="P15"><text:span text:style-name="Source_20_Text"><text:span text:style-name="T20">python exec.py --mode train --dataset_name '</text:span></text:span><text:span text:style-name="Source_20_Text"><text:span text:style-name="T30">Caspr_data_</text:span></text:span><text:span text:style-name="Source_20_Text"><text:span text:style-name="T32">CROP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_</text:span></text:span><text:span text:style-name="Source_20_Text"><text:span text:style-name="T36">CROP</text:span></text:span><text:span text:style-name="Source_20_Text"><text:span text:style-name="T20">/Caspr_training_</text:span></text:span><text:span text:style-name="Source_20_Text"><text:span text:style-name="T36">CROP_</text:span></text:span><text:span text:style-name="Source_20_Text"><text:span text:style-name="T20">RegRCNN'</text:span></text:span></text:p>
      <text:p text:style-name="P15"><text:span text:style-name="Source_20_Text"><text:span text:style-name="T35"/></text:span></text:p>
      <text:p text:style-name="P15"><text:span text:style-name="Source_20_Text"><text:span text:style-name="T35">### To view training progress</text:span></text:span></text:p>
      <text:p text:style-name="P15"><text:span text:style-name="Source_20_Text"><text:span text:style-name="T22">tensorboard --logdir='/media/user/FantomHD/710_invivo_imaging/Caspr_tdT_homozygous/Caspr_training_</text:span></text:span><text:span text:style-name="Source_20_Text"><text:span text:style-name="T37">CROP</text:span></text:span><text:span text:style-name="Source_20_Text"><text:span text:style-name="T22">/Caspr_training_</text:span></text:span><text:span text:style-name="Source_20_Text"><text:span text:style-name="T38">CROP</text:span></text:span><text:span text:style-name="Source_20_Text"><text:span text:style-name="T22">_RegRCNN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4"><text:span text:style-name="Source_20_Text"><text:span text:style-name="T23"/></text:span></text:p>
      <text:p text:style-name="P3"><text:span text:style-name="Source_20_Text"><text:span text:style-name="T21">delete: </text:span></text:span></text:p>
      <text:p text:style-name="P3"><text:soft-page-break/><text:span text:style-name="Source_20_Text"><text:span text:style-name="T21">rsa4.1 in requirements.txt → before running </text:span></text:span><text:span text:style-name="Source_20_Text"><text:span text:style-name="T22">installation</text:span></text:span></text:p>
      <text:p text:style-name="P3"><text:span text:style-name="Source_20_Text"><text:span text:style-name="T22"/></text:span></text:p>
      <text:p text:style-name="P3"><text:span text:style-name="Source_20_Text"><text:span text:style-name="T22"/></text:span></text:p>
      <text:p text:style-name="P3"><text:span text:style-name="Source_20_Text"><text:span text:style-name="T22"/></text:span></text:p>
      <text:p text:style-name="P7"><text:span text:style-name="Source_20_Text"><text:span text:style-name="T22"><text:s/>tensorboard --logdir='/media/user/FantomHD/Lightsheet data/RegRCNN_maskrcnn_testing/First_training/logs/tboard'</text:span></text:span></text:p>
      <text:p text:style-name="P7"><text:span text:style-name="Source_20_Text"><text:span text:style-name="T22"/></text:span></text:p>
      <text:p text:style-name="P7"><text:span text:style-name="Source_20_Text"><text:span text:style-name="T22"/></text:span></text:p>
      <text:p text:style-name="P8"><text:span text:style-name="Source_20_Text"><text:span text:style-name="T22"><text:s/>tensorboard --logdir='/media/user/FantomHD/Lightsheet data/RegRCNN_maskrcnn_testing/</text:span></text:span><text:span text:style-name="Source_20_Text"><text:span text:style-name="T26">Second</text:span></text:span><text:span text:style-name="Source_20_Text"><text:span text:style-name="T22">_training_</text:span></text:span><text:span text:style-name="Source_20_Text"><text:span text:style-name="T26">3D</text:span></text:span><text:span text:style-name="Source_20_Text"><text:span text:style-name="T22">/logs/tboard'</text:span></text:span></text:p>
      <text:p text:style-name="P8"><text:span text:style-name="Source_20_Text"><text:span text:style-name="T22"/></text:span></text:p>
      <text:p text:style-name="P10"><text:span text:style-name="Source_20_Text"><text:span text:style-name="T22">tensorboard --logdir='/media/user/FantomHD/Lightsheet data/RegRCNN_maskrcnn_testing/logs/tboard'</text:span></text:span></text:p>
      <text:p text:style-name="P10"><text:span text:style-name="Source_20_Text"><text:span text:style-name="T22"/></text:span></text:p>
      <text:p text:style-name="P8"><text:span text:style-name="Source_20_Text"><text:span text:style-name="T22"/></text:span></text:p>
      <text:p text:style-name="P9"><text:span text:style-name="Source_20_Text"><text:span text:style-name="T22">python exec.py --mode test --exp_dir '~/Documents/GitHub/RegRCNN/'</text:span></text:span></text:p>
      <text:p text:style-name="P8"><text:span text:style-name="Source_20_Text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3-08-03T16:44:37.860238393</dc:date>
    <meta:editing-duration>P22DT14H2M6S</meta:editing-duration>
    <meta:editing-cycles>81</meta:editing-cycles>
    <meta:generator>LibreOffice/6.4.7.2$Linux_X86_64 LibreOffice_project/40$Build-2</meta:generator>
    <meta:document-statistic meta:table-count="0" meta:image-count="0" meta:object-count="0" meta:page-count="5" meta:paragraph-count="48" meta:word-count="286" meta:character-count="3922" meta:non-whitespace-character-count="3702"/>
  </office:meta>
</office:document-meta>
</file>